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25cm"/>
    </style:style>
    <style:style style:name="gr7" style:family="graphic" style:parent-style-name="standard">
      <style:graphic-properties draw:fill="solid" draw:fill-color="#993366" draw:textarea-horizontal-align="justify" draw:textarea-vertical-align="middle" draw:auto-grow-height="false"/>
    </style:style>
    <style:style style:name="gr8" style:family="graphic" style:parent-style-name="standard">
      <style:graphic-properties draw:marker-end="Extrémité_20_de_20_ligne_20_1" draw:textarea-horizontal-align="center" draw:textarea-vertical-align="middle"/>
    </style:style>
    <style:style style:name="gr9" style:family="graphic" style:parent-style-name="standard">
      <style:graphic-properties draw:marker-start="Extrémité_20_de_20_ligne_20_1" draw:marker-end="Extrémité_20_de_20_ligne_20_1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07cm" fo:min-width="1.284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0.507cm" fo:min-width="1.284cm" draw:shadow-opacity="100%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ffffff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margin-left="0cm" fo:margin-right="0cm" fo:text-indent="0cm"/>
      <style:text-properties fo:font-size="10pt"/>
    </style:style>
    <style:style style:name="P6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T1" style:family="text">
      <style:text-properties fo:color="#ffffff"/>
    </style:style>
    <style:style style:name="T2" style:family="text">
      <style:text-properties fo:font-size="10pt"/>
    </style:style>
    <style:style style:name="T3" style:family="text">
      <style:text-properties fo:color="#ffffff" fo:font-size="10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4" draw:layer="layout" svg:width="5cm" svg:height="2.5cm" svg:x="14.468cm" svg:y="12.872cm">
          <text:p text:style-name="P1"><text:span text:style-name="T1">Emulateur</text:span><text:span text:style-name="T1"><text:line-break/></text:span><text:span text:style-name="T1">Unité n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2" draw:id="id3" draw:layer="layout" svg:width="5cm" svg:height="2.5cm" svg:x="2.472cm" svg:y="12.872cm">
          <text:p text:style-name="P1"><text:span text:style-name="T1">Emulateur </text:span><text:span text:style-name="T1"><text:line-break/></text:span><text:span text:style-name="T1">Unité 1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2" draw:id="id2" draw:layer="layout" svg:width="5cm" svg:height="2.5cm" svg:x="8.472cm" svg:y="12.872cm">
          <text:p text:style-name="P1"><text:span text:style-name="T1">Emulateur</text:span><text:span text:style-name="T1"><text:line-break/></text:span><text:span text:style-name="T1">Unité 2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" draw:text-style-name="P3" draw:layer="layout" svg:x1="10.97cm" svg:y1="17.372cm" svg:x2="10.97cm" svg:y2="17.372cm">
          <text:p/>
        </draw:connector>
        <draw:rect draw:style-name="gr5" draw:text-style-name="P3" draw:layer="layout" svg:width="18cm" svg:height="10.576cm" svg:x="1.92cm" svg:y="5.296cm">
          <text:p/>
        </draw:rect>
        <draw:frame draw:style-name="gr6" draw:text-style-name="P5" draw:layer="layout" svg:width="2.876cm" svg:height="0.64cm" svg:x="16.92cm" svg:y="5.296cm">
          <draw:text-box>
            <text:p text:style-name="P4"><text:span text:style-name="T2">Localhost</text:span></text:p>
          </draw:text-box>
        </draw:frame>
        <draw:custom-shape draw:style-name="gr7" draw:text-style-name="P2" draw:id="id1" draw:layer="layout" svg:width="4.5cm" svg:height="4cm" svg:x="8.722cm" svg:y="6.196cm">
          <text:p text:style-name="P1"><text:span text:style-name="T3"><text:s/></text:span></text:p>
          <text:p text:style-name="P1"><text:span text:style-name="T1">Dispatcher</text:span></text:p>
          <text:p text:style-name="P1"><text:span text:style-name="T3"/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svg:x1="10.971cm" svg:y1="10.194cm" svg:x2="10.971cm" svg:y2="12.872cm" draw:start-shape="id1" draw:start-glue-point="8" draw:end-shape="id2" draw:end-glue-point="4">
          <text:p/>
        </draw:connector>
        <draw:connector draw:style-name="gr8" draw:text-style-name="P3" draw:layer="layout" draw:line-skew="0.762cm" svg:x1="10.971cm" svg:y1="10.194cm" svg:x2="4.971cm" svg:y2="12.872cm" draw:start-shape="id1" draw:start-glue-point="8" draw:end-shape="id3" draw:end-glue-point="4">
          <text:p/>
        </draw:connector>
        <draw:connector draw:style-name="gr9" draw:text-style-name="P3" draw:layer="layout" draw:line-skew="0.762cm" svg:x1="10.971cm" svg:y1="10.194cm" svg:x2="16.967cm" svg:y2="12.872cm" draw:start-shape="id1" draw:start-glue-point="8" draw:end-shape="id4" draw:end-glue-point="4">
          <text:p/>
        </draw:connector>
        <draw:frame draw:style-name="gr10" draw:text-style-name="P6" draw:layer="layout" svg:width="12.965cm" svg:height="0.757cm" svg:x="4.596cm" svg:y="11.296cm">
          <draw:text-box>
            <text:p text:style-name="P6"><text:span text:style-name="T4">Distribution des requêtes modbus Tcp/Ip suivant le numéro d'unité</text:span></text:p>
          </draw:text-box>
        </draw:frame>
        <draw:custom-shape draw:style-name="gr11" draw:text-style-name="P3" draw:id="id5" draw:layer="layout" svg:width="5cm" svg:height="3cm" svg:x="8.476cm" svg:y="0.996cm">
          <text:p text:style-name="P1"><text:span text:style-name="T1">Supervision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12" draw:text-style-name="P3" draw:layer="layout" svg:x1="10.975cm" svg:y1="3.996cm" svg:x2="10.971cm" svg:y2="6.196cm" draw:start-shape="id5" draw:start-glue-point="6" draw:end-shape="id1" draw:end-glue-point="4">
          <text:p/>
        </draw:connector>
        <draw:frame draw:style-name="gr13" draw:text-style-name="P6" draw:layer="layout" svg:width="5.044cm" svg:height="0.757cm" svg:x="8.652cm" svg:y="4.539cm">
          <draw:text-box>
            <text:p text:style-name="P6"><text:span text:style-name="T4">Requête modbus Tcp/I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Extrémité_20_de_20_ligne_20_1" draw:display-name="Extrémité de ligne 1" svg:viewBox="0 0 1131 1580" svg:d="m1013 1491 118 89-567-1580-564 1580 114-85 136-68 148-46 161-17 161 13 153 46z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296cm" fo:margin-bottom="1.43cm" fo:margin-left="0.296cm" fo:margin-right="0.329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creation-date>2005-07-31T22:06:45</meta:creation-date>
    <dc:creator>sc</dc:creator>
    <dc:date>2008-05-05T10:49:31</dc:date>
    <dc:language>fr-FR</dc:language>
    <meta:editing-cycles>42</meta:editing-cycles>
    <meta:editing-duration>PT1H47M52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